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1.565cm" fo:min-width="3.693cm" style:writing-mode="lr-tb"/>
      <style:paragraph-properties style:writing-mode="lr-tb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fill-color="#800080" draw:textarea-horizontal-align="justify" draw:textarea-vertical-align="middle" draw:auto-grow-height="false" fo:min-height="0.375cm" fo:min-width="1.677cm" style:writing-mode="lr-tb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203cm" fo:min-width="1.677cm" style:writing-mode="lr-tb"/>
      <style:paragraph-properties style:writing-mode="lr-tb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958cm" fo:min-width="1.634cm" style:writing-mode="lr-tb"/>
      <style:paragraph-properties style:writing-mode="lr-tb"/>
    </style:style>
    <style:style style:name="gr6" style:family="graphic" style:parent-style-name="objectwithoutfill">
      <style:graphic-properties draw:marker-end="Puntas_20_de_20_flecha_20_3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967cm" fo:min-width="2.65cm" style:writing-mode="lr-tb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383cm" fo:min-width="2.65cm" style:writing-mode="lr-tb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/>
    </style:style>
    <style:style style:name="P2" style:family="paragraph">
      <loext:graphic-properties draw:fill-color="#800080"/>
      <style:paragraph-properties fo:text-align="center" style:writing-mode="lr-tb"/>
      <style:text-properties fo:color="#ffffff" loext:opacity="100%" loext:color-lum-mod="100%" loext:color-lum-off="0%"/>
    </style:style>
    <style:style style:name="P3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4" style:family="paragraph">
      <loext:graphic-properties draw:fill-color="#800080"/>
      <style:paragraph-properties fo:text-align="center"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5" style:family="paragraph"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6" style:family="paragraph">
      <loext:graphic-properties draw:fill-color="#ffff00"/>
      <style:paragraph-properties fo:text-align="center" style:writing-mode="lr-tb"/>
      <style:text-properties fo:color="#000000" loext:opacity="100%" loext:color-lum-mod="100%" loext:color-lum-off="0%" fo:font-size="11pt" style:font-size-asian="11pt" style:font-size-complex="11pt"/>
    </style:style>
    <style:style style:name="P7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1pt" style:font-size-asian="11pt" style:font-size-complex="11pt"/>
    </style:style>
    <style:style style:name="T3" style:family="text">
      <style:text-properties fo:color="#000000" loext:opacity="100%" fo:font-size="11pt" style:font-size-asian="11pt" style:font-size-complex="11pt"/>
    </style:style>
    <style:style style:name="T4" style:family="text">
      <style:text-properties fo:color="#ffffff" loext:opacity="100%" fo:font-size="8pt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193cm" svg:height="1.815cm" svg:x="10.75cm" svg:y="7.75cm">
          <text:p text:style-name="P1"><text:span text:style-name="T1">Comparable </text:span><text:span text:style-name="T1">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193cm" svg:height="1.815cm" svg:x="16.807cm" svg:y="7.75cm">
          <text:p text:style-name="P1"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a</text:span><text:span text:style-name="T1">t</text:span><text:span text:style-name="T1">o</text:span><text:span text:style-name="T1">r</text:span><text:span text:style-name="T1">&lt;</text:span><text:span text:style-name="T1">T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3" draw:text-style-name="P4" draw:layer="layout" svg:width="2.177cm" svg:height="0.625cm" svg:x="18.628cm" svg:y="11.854cm">
            <text:p text:style-name="P3"><text:span text:style-name="T2">Interfa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2.177cm" svg:height="0.453cm" svg:x="18.628cm" svg:y="12.63cm">
            <text:p text:style-name="P5"><text:span text:style-name="T3">Abstracta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134cm" svg:height="1.208cm" svg:x="18.676cm" svg:y="13.385cm">
            <text:p text:style-name="P3"><text:span text:style-name="T4">Clase instanciable</text:span></text:p>
            <draw:enhanced-geometry svg:viewBox="0 0 21600 21600" draw:type="rectangle" draw:enhanced-path="M 0 0 L 21600 0 21600 21600 0 21600 0 0 Z N"/>
          </draw:custom-shape>
          <draw:g>
            <draw:line draw:style-name="gr6" draw:text-style-name="P8" draw:layer="layout" svg:x1="18.398cm" svg:y1="15.348cm" svg:x2="20.952cm" svg:y2="15.348cm">
              <text:p/>
            </draw:line>
            <draw:frame draw:style-name="gr7" draw:text-style-name="P9" draw:layer="layout" svg:width="1.702cm" svg:height="0.755cm" svg:x="18.824cm" svg:y="14.895cm">
              <draw:text-box>
                <text:p><text:span text:style-name="T5">exti</text:span><text:span text:style-name="T5">end</text:span><text:span text:style-name="T5">e</text:span></text:p>
              </draw:text-box>
            </draw:frame>
          </draw:g>
          <draw:custom-shape draw:style-name="gr8" draw:text-style-name="P10" draw:layer="layout" svg:width="3.15cm" svg:height="4.217cm" svg:x="18.1cm" svg:y="11.4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3.15cm" svg:height="0.633cm" svg:x="18.1cm" svg:y="10.8cm">
            <text:p text:style-name="P11"><text:span text:style-name="T6">Leyenda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5" draw:display-name="Puntas de flecha 25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29" draw:display-name="Puntas de flecha 29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6" draw:display-name="Puntas de flecha 36" svg:viewBox="0 0 20 20" svg:d="M0 20l10-20 10 20z"/>
    <draw:marker draw:name="Puntas_20_de_20_flecha_20_37" draw:display-name="Puntas de flecha 37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41" draw:display-name="Puntas de flecha 41" svg:viewBox="0 0 20 20" svg:d="M0 20l10-20 10 20z"/>
    <draw:marker draw:name="Puntas_20_de_20_flecha_20_42" draw:display-name="Puntas de flecha 4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5T21:35:14.011463191</dc:date>
    <meta:editing-duration>PT46M24S</meta:editing-duration>
    <meta:editing-cycles>1</meta:editing-cycles>
    <meta:document-statistic meta:object-count="11"/>
    <meta:generator>LibreOffice/7.5.3.2$Linux_X86_64 LibreOffice_project/9f56dff12ba03b9acd7730a5a481eea045e468f3</meta:generator>
  </office:meta>
</office:document-meta>
</file>